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A000000D2AEB8238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16.999cm" table:align="margins"/>
    </style:style>
    <style:style style:name="Taula1.A" style:family="table-column">
      <style:table-column-properties style:column-width="8.498cm" style:rel-column-width="32767*"/>
    </style:style>
    <style:style style:name="Taula1.B" style:family="table-column">
      <style:table-column-properties style:column-width="8.5cm" style:rel-column-width="32768*"/>
    </style:style>
    <style:style style:name="Tau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.B1" style:family="table-cell">
      <style:table-cell-properties fo:padding="0.097cm" fo:border="0.002cm solid #000000"/>
    </style:style>
    <style:style style:name="Taula1.A2" style:family="table-cell">
      <style:table-cell-properties fo:padding="0.097cm" fo:border-left="0.002cm solid #000000" fo:border-right="none" fo:border-top="none" fo:border-bottom="0.002cm solid #000000"/>
    </style:style>
    <style:style style:name="Tau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9" style:family="text">
      <style:text-properties fo:language="ca" fo:country="ES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h text:style-name="Heading_20_1" text:outline-level="1"><text:span text:style-name="T9">Decisions preses per al disseny</text:span></text:h>
      <text:p text:style-name="Text_20_body">De cara al disseny i posterior construcció del nostre sistema, s'han pres les següents decisions:</text:p>
      <table:table table:name="Taula1" table:style-name="Taula1">
        <table:table-column table:style-name="Taula1.A"/>
        <table:table-column table:style-name="Taula1.B"/>
        <table:table-row>
          <table:table-cell table:style-name="Taula1.A1" office:value-type="string">
            <text:p text:style-name="Table_20_Contents">Plataforma de desenvolupament</text:p>
          </table:table-cell>
          <table:table-cell table:style-name="Taula1.B1" office:value-type="string">
            <text:p text:style-name="Table_20_Contents">J2EE</text:p>
          </table:table-cell>
        </table:table-row>
        <table:table-row>
          <table:table-cell table:style-name="Taula1.A2" office:value-type="string">
            <text:p text:style-name="Table_20_Contents">Llenguatge de programació</text:p>
          </table:table-cell>
          <table:table-cell table:style-name="Taula1.B2" office:value-type="string">
            <text:p text:style-name="Table_20_Contents">Java</text:p>
          </table:table-cell>
        </table:table-row>
        <table:table-row>
          <table:table-cell table:style-name="Taula1.A2" office:value-type="string">
            <text:p text:style-name="Table_20_Contents">SGBD utilitzat</text:p>
          </table:table-cell>
          <table:table-cell table:style-name="Taula1.B2" office:value-type="string">
            <text:p text:style-name="Table_20_Contents">MySQL</text:p>
          </table:table-cell>
        </table:table-row>
        <table:table-row>
          <table:table-cell table:style-name="Taula1.A2" office:value-type="string">
            <text:p text:style-name="Table_20_Contents">Tipus de persistència</text:p>
          </table:table-cell>
          <table:table-cell table:style-name="Taula1.B2" office:value-type="string">
            <text:p text:style-name="Table_20_Contents">Oracle</text:p>
          </table:table-cell>
        </table:table-row>
        <table:table-row>
          <table:table-cell table:style-name="Taula1.A2" office:value-type="string">
            <text:p text:style-name="Table_20_Contents">Model de desplegament</text:p>
          </table:table-cell>
          <table:table-cell table:style-name="Taula1.B2" office:value-type="string">
            <text:p text:style-name="Table_20_Contents">Distribuït</text:p>
          </table:table-cell>
        </table:table-row>
        <table:table-row>
          <table:table-cell table:style-name="Taula1.A2" office:value-type="string">
            <text:p text:style-name="Table_20_Contents">Tipus d'interfície</text:p>
          </table:table-cell>
          <table:table-cell table:style-name="Taula1.B2" office:value-type="string">
            <text:p text:style-name="Table_20_Contents">Web</text:p>
          </table:table-cell>
        </table:table-row>
      </table:table>
      <text:h text:style-name="Heading_20_2" text:outline-level="2"><text:s/>Plataforma de desenvolupament</text:h>
      <text:p text:style-name="P2">Diversos motius ens han portat a escollir la plataforma J2EE:</text:p>
      <text:p text:style-name="P2">En primer lloc, la garantia de fiabilitat, seguretat i robustesa que aporta, molt necessària per a un sistema com el que estem dissenyant. Especialment tenint en compte que hem de treballar amb una gran quantitat de dades crítiques per a l'empresa, i que un error en la planificació de les comandes (o unes dades d'una comanda errònia) podrien suposar una pèrdua important de diners o de la confiança que hi han depositat els clients.</text:p>
      <text:p text:style-name="P2">En segon lloc, interessa molt que aquesta plataforma gestioni ja els detalls de baix nivell del sistema, permetent al nostre equip centrar-nos molt més en la <text:span text:style-name="T9">lògica</text:span> d'alt nivell.</text:p>
      <text:p text:style-name="P2">A més, la portabilitat entre plataformes que ofereix ens serà útil per a fer un disseny distribuït.</text:p>
      <text:h text:style-name="Heading_20_2" text:outline-level="2">Llenguatge de programació</text:h>
      <text:p text:style-name="P3">Escollir la plataforma J2EE és escollir també utilitzar el llenguatge Java, doncs la plataforma està pensada precisament per a desenvolupar aplicacions en aquest llenguatge. </text:p>
      <text:p text:style-name="P3">D'altra banda, el nostre equip té una gran experiència amb aquest llenguatge, la qual cosa suposa també un avantatge: no serà necessari un període d'aprenentatge per part dels empleats, que encariria i allargaria l'entrega del sistema, i aquests seràn aptes per aportar solucions i mètodes d'una complexitat considerable.</text:p>
      <text:p text:style-name="P3">És un factor important el fet que adquirirem un paquet de software actualment existent perquè porti a terme algunes funcions del nostre sistema, i que aquest software està programat en Java.</text:p>
      <text:h text:style-name="Heading_20_2" text:outline-level="2">SGBD utilitzat</text:h>
      <text:p text:style-name="Text_20_body">Oracle és un sistema potent, estable i considerablement ràpid.</text:p>
      <text:p text:style-name="P3">Per al nostre sistema, és crucial que l'SGBD que utilitzem sigui capaç de suportar múltiples modificacions de forma concurrent, doncs en un mateix instant pot haver-hi un gran volum d'usuaris donant d'alta, modificant o esborrant dades (comandes, pressupostos, nous clients, etc...). I no ens podem permetre que amb aquestes operacions es produeixi qualsevol tipus d'error.</text:p>
      <text:p text:style-name="P3"><text:soft-page-break/>A més, <text:span text:style-name="T12">ens interessa poder donar una resposta ràpida a les consultes que els clients facin sobre possibles pressupostos i terminis de les seves comandes, especialment de cara al servei a través d'Internet.</text:span></text:p>
      <text:p text:style-name="P4">És totalment compatible amb Java.</text:p>
      <text:p text:style-name="P4">Oracle compta amb un gran reconeixement com a SGBD i la garantia de funcionar des de fa gairebé 30 anys.</text:p>
      <text:p text:style-name="P4">Cal dir que <text:s/>havíem plantejat la opció d'utilitzar MySQL, perquè malgrat ser relativament més nou, compta amb un gran reconeixement i sol ser recomanat per a aplicacions web. </text:p>
      <text:p text:style-name="P4">Aquest sistema destaca sobretot per la seva rapidesa i presenta un rendiment excel·lent quan està exposat a moltes consultes de dades concurrents però en canvi es porten a terme poques modificacions. Malgrat això, s'ha detectat que MySQL pot presentar problemes de fiabilitat quan està exposat a una alta concurrència de modificacions.</text:p>
      <text:p text:style-name="P4">Per al nostre sistema, això és motiu suficient per descartar-lo a favor de Oracle.</text:p>
      <text:h text:style-name="Heading_20_2" text:outline-level="2">Tipus de persistència</text:h>
      <text:p text:style-name="P3">Hem decidit utilitzar Data Mapper per al disseny del nostre sistema, per l'experiència que té el nostre equip a l'hora de treballar-hi. També perquè, algunes operacions presenten càlculs relativament complexos, que són molt més clars i recomanables de fer en un entorn orientat a objectes que no pas utilitzant directament la base de dades.</text:p>
      <text:h text:style-name="Heading_20_2" text:outline-level="2">Model de desplegament</text:h>
      <text:p text:style-name="P3">El sistema estarà distribuït entre diverses màquines<text:span text:style-name="T11">. Tot i així, aquesta distribució és mínima, doncs la major part estarà centralitzada als servidors de l'empresa, i només part de la presentació anirà als múltiples terminals des d'on s'utilitzarà el sistema.</text:span></text:p>
      <text:p text:style-name="P5">Tots els detalls del desplegament es troben a l'apartat “Model de Desplegament”.</text:p>
      <text:h text:style-name="Heading_20_2" text:outline-level="2">Tipus d'interfície</text:h>
      <text:p text:style-name="P3">Una de les característiques principals del sistema que dissenyem, és la possibilitat de que els clients de SERDIPSA puguin contractar-ne els serveis a través d'Internet. </text:p>
      <text:p text:style-name="P3">Per fer-ho, el més còmode és que es comuniquin amb SERDIPSA a través d'una interfície web. En primer lloc, perquè és una interfície amb la que la majoria de la població ja està familiaritzada. I en segon lloc, perquè permet que els clients de l'empresa puguin demanar els serveis sense necessitat de descarregar un software especialitzat.</text:p>
      <text:p text:style-name="P3">D'altra banda, els empleats de SERDIPSA, que seran els usuaris més habituals del sistema, no necessiten una interfície d'aquestes característiques: el software ja estarà instal·lat i després d'un primer període d'adaptació ja hi estaran familiaritzats. Malgrat això, dissenyar, construïr i mantenir una nova interfície per als empleats suposaria un cost adicional bastant gran que val la pena considerar.</text:p>
      <text:p text:style-name="P3">En tots els casos d'ús analitzats a la seccio anterior, no n'hi ha cap que presenti una interfície <text:soft-page-break/>especialment complexa (exceptuant potser el “crear ruta”). Totes les vistes que s'han definit són fàcilment adaptables a una web, sense que això suposi una pèrdua de facilitat d'ús ni obligui a modificar-ne elements clau.</text:p>
      <text:p text:style-name="P3">Per aquest motiu, s'ha decidit utilitzar la interfície web per a qualsevol usuari, sigui un client a través d'Internet o qualsevol treballador de SERDIPSA que hi estigui autoritz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fo:margin-top="0cm" fo:margin-bottom="0.3cm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2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/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/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  <style:master-page style:name="apaisat" style:page-layout-name="pm2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5-07T20:06:28</meta:creation-date>
    <dc:date>2008-06-07T11:52:16</dc:date>
    <meta:editing-cycles>30</meta:editing-cycles>
    <meta:editing-duration>PT7H11M17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3" meta:paragraph-count="47" meta:word-count="844" meta:character-count="5400"/>
  </office:meta>
</office:document-meta>
</file>